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15d0" officeooo:paragraph-rsid="001015d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15d0" officeooo:paragraph-rsid="001015d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3pt" fo:font-weight="normal" officeooo:rsid="001015d0" officeooo:paragraph-rsid="001015d0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3pt" fo:font-weight="normal" officeooo:rsid="0012f61c" officeooo:paragraph-rsid="0012f61c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2f61c" officeooo:paragraph-rsid="0012f61c" style:font-size-asian="22pt" style:font-weight-asian="normal" style:font-size-complex="22pt" style:font-weight-complex="normal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15d0" officeooo:paragraph-rsid="001015d0" style:font-size-asian="12pt" style:font-weight-asian="normal" style:font-size-complex="12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48c5c"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148c5c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0pt"/>
    </style:style>
    <style:style style:name="gr1" style:family="graphic">
      <style:graphic-properties svg:stroke-color="#000000" draw:fill="none" draw:textarea-vertical-align="middle" draw:auto-grow-height="false" fo:min-height="6.745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O Lugar</text:span><text:tab/><text:tab/><text:span text:style-name="T2">Pr. Lucas<text:tab/></text:span><text:span text:style-name="T5">[ <text:s text:c="3"/>]</text:span></text:p>
      <text:p text:style-name="P3">Hoje Eu fui te procurar naquele lugar</text:p>
      <text:p text:style-name="P3">Onde você me chamava de Pai</text:p>
      <text:p text:style-name="P3">Esperei com tudo o que me pediu</text:p>
      <text:p text:style-name="P3">Mas você não foi. Onde é que você está?</text:p>
      <text:p text:style-name="P3"><draw:custom-shape text:anchor-type="paragraph" draw:z-index="0" draw:style-name="gr1" draw:text-style-name="P7" svg:width="0.318cm" svg:height="6.744cm" svg:x="11.89cm" svg:y="0.36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Já não ouço mais a sua voz</text:p>
      <text:p text:style-name="P3">Você não tem mais tempo para vir aqui</text:p>
      <text:p text:style-name="P3">Tá tão ocupado com as suas coisas</text:p>
      <text:p text:style-name="P3">Que se esqueceu de Mim</text:p>
      <text:p text:style-name="P3">Mas se precisar de um ombro pra chorar</text:p>
      <text:p text:style-name="P3"><draw:frame text:anchor-type="paragraph" draw:z-index="1" draw:style-name="gr2" draw:text-style-name="P8" svg:width="1.059cm" svg:height="0.408cm" svg:x="12.446cm" svg:y="0.381cm"><draw:text-box><text:p><text:span text:style-name="T8">2x</text:span></text:p></draw:text-box></draw:frame>Ainda Vou estar naquele lugar</text:p>
      <text:p text:style-name="P3">Onde você buscava e Eu ia te encontrar, Meu filho</text:p>
      <text:p text:style-name="P3"/>
      <text:p text:style-name="P3">No santo lugar eu quero te encontrar</text:p>
      <text:p text:style-name="P3">Sarar suas feridas e te perdoar</text:p>
      <text:p text:style-name="P3">Lá naquela cruz morri em seu lugar</text:p>
      <text:p text:style-name="P3">Filho, nada irá me impedir de te amar</text:p>
      <text:p text:style-name="P3"/>
      <text:p text:style-name="P3">Filho, Eu dei minha vida por você</text:p>
      <text:p text:style-name="P3">E Eu não te fiz para viver assim tão longe, Meu filho</text:p>
      <text:p text:style-name="P3">Filho, Eu inspirei o compositor</text:p>
      <text:p text:style-name="P3">Pus essa canção nos lábios do cantor</text:p>
      <text:p text:style-name="P3">Só pra te dizer, te amo</text:p>
      <text:p text:style-name="P3"/>
      <text:p text:style-name="P3">Amo você, filho, amo você</text:p>
      <text:p text:style-name="P3">Amo você, Meu filho amado, amo você</text:p>
      <text:p text:style-name="P3"/>
      <text:p text:style-name="P3">Amo você</text:p>
      <text:p text:style-name="P3">Amo você (Meu filho, Meu filho)</text:p>
      <text:p text:style-name="P3">Amo você (te amo tanto, eu te amo tanto, Meu filho)</text:p>
      <text:p text:style-name="P3">Amo você</text:p>
      <text:p text:style-name="P3"/>
      <text:p text:style-name="P3">No santo lugar eu quero te encontrar</text:p>
      <text:p text:style-name="P3">Sarar suas feridas e te perdoar</text:p>
      <text:p text:style-name="P3">Lá naquela cruz morri em seu lugar</text:p>
      <text:p text:style-name="P3">Filho, nada irá me impedir de te amar</text:p>
      <text:p text:style-name="P4"><text:span text:style-name="T4">Anuncio O Evangelho</text:span><text:tab/><text:span text:style-name="T2">Pr. Lucas<text:tab/></text:span><text:span text:style-name="T5">[ <text:s text:c="3"/>]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Eu recebi uma missão</text:p>
      <text:p text:style-name="P5">o evangelho anunciar</text:p>
      <text:p text:style-name="P5">Eu não posso me calar</text:p>
      <text:p text:style-name="P5"/>
      <text:p text:style-name="P5">Eu recebi uma visão</text:p>
      <text:p text:style-name="P5">Muitas almas pra ganhar</text:p>
      <text:p text:style-name="P5">Eu não posso vacilar</text:p>
      <text:p text:style-name="P5"/>
      <text:p text:style-name="P5">Eu fui curado para curar</text:p>
      <text:p text:style-name="P5">Eu fui escolhido para anunciar</text:p>
      <text:p text:style-name="P5"/>
      <text:p text:style-name="P5">E eu pulo</text:p>
      <text:p text:style-name="P5">E anuncio o evangelho</text:p>
      <text:p text:style-name="P5">E eu corro</text:p>
      <text:p text:style-name="P5">E anuncio o evangelho</text:p>
      <text:p text:style-name="P5">E eu grito</text:p>
      <text:p text:style-name="P5">E anuncio o evangelho de Jes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7-12T21:31:16.362237853</dc:date>
    <meta:editing-cycles>16</meta:editing-cycles>
    <meta:editing-duration>PT22M26S</meta:editing-duration>
    <meta:generator>LibreOffice/5.2.7.2$Linux_X86_64 LibreOffice_project/20m0$Build-2</meta:generator>
    <meta:print-date>2017-07-12T21:32:00.475661565</meta:print-date>
    <meta:document-statistic meta:table-count="0" meta:image-count="0" meta:object-count="0" meta:page-count="1" meta:paragraph-count="46" meta:word-count="275" meta:character-count="1317" meta:non-whitespace-character-count="1081"/>
  </office:meta>
</office:document-meta>
</file>